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9.3307in"/>
    </style:style>
    <style:style style:name="ro1" style:family="table-row">
      <style:table-row-properties style:row-height="0.16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6" table:default-cell-style-name="ce5"/>
        <table:table-column table:style-name="co13" table:number-columns-repeated="6" table:default-cell-style-name="ce8"/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0 Mod Name</text:p>
          </table:table-cell>
          <table:table-cell table:style-name="ce2" office:value-type="string" calcext:value-type="string">
            <text:p>1 Author</text:p>
          </table:table-cell>
          <table:table-cell table:style-name="ce2" office:value-type="string" calcext:value-type="string">
            <text:p>2 short name</text:p>
          </table:table-cell>
          <table:table-cell table:style-name="ce2" office:value-type="string" calcext:value-type="string">
            <text:p>3 tp2</text:p>
          </table:table-cell>
          <table:table-cell table:style-name="ce2" office:value-type="string" calcext:value-type="string">
            <text:p>4 soa file</text:p>
          </table:table-cell>
          <table:table-cell table:style-name="ce2" office:value-type="string" calcext:value-type="string">
            <text:p>5 SoA comp#</text:p>
          </table:table-cell>
          <table:table-cell table:style-name="ce2" office:value-type="string" calcext:value-type="string">
            <text:p>6 <text:s/>tob file</text:p>
          </table:table-cell>
          <table:table-cell table:style-name="ce2" office:value-type="string" calcext:value-type="string">
            <text:p>7 ToB comp#</text:p>
          </table:table-cell>
          <table:table-cell table:style-name="ce2" office:value-type="string" calcext:value-type="string">
            <text:p>8 RC SoA</text:p>
          </table:table-cell>
          <table:table-cell table:style-name="ce2" office:value-type="string" calcext:value-type="string">
            <text:p>9 RC ToB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06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e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eon</text:p>
          </table:table-cell>
          <table:table-cell/>
          <table:table-cell office:value-type="string" calcext:value-type="string">
            <text:p>1xaeon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jantis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ison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allison</text:p>
          </table:table-cell>
          <table:table-cell/>
          <table:table-cell office:value-type="string" calcext:value-type="string">
            <text:p>r#allis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or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alora</text:p>
          </table:table-cell>
          <table:table-cell/>
          <table:table-cell office:value-type="string" calcext:value-type="string">
            <text:p>7xalor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zrael</text:p>
          </table:table-cell>
          <table:table-cell office:value-type="string" calcext:value-type="string">
            <text:p>Leutian</text:p>
          </table:table-cell>
          <table:table-cell office:value-type="string" calcext:value-type="string">
            <text:p>azrael</text:p>
          </table:table-cell>
          <table:table-cell/>
          <table:table-cell office:value-type="string" calcext:value-type="string">
            <text:p>m#azrae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iddekelora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biddekelorak</text:p>
          </table:table-cell>
          <table:table-cell/>
          <table:table-cell office:value-type="string" calcext:value-type="string">
            <text:p>bbidd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branwen-imp</text:p>
          </table:table-cell>
          <table:table-cell/>
          <table:table-cell office:value-type="string" calcext:value-type="string">
            <text:p>7xbran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coran-imp</text:p>
          </table:table-cell>
          <table:table-cell/>
          <table:table-cell office:value-type="string" calcext:value-type="string">
            <text:p>b7xcora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ek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deekin</text:p>
          </table:table-cell>
          <table:table-cell/>
          <table:table-cell office:value-type="string" calcext:value-type="string">
            <text:p>bdeeki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ynahei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ynaheir</text:p>
          </table:table-cell>
          <table:table-cell/>
          <table:table-cell office:value-type="string" calcext:value-type="string">
            <text:p>l#dynb.dlg</text:p>
          </table:table-cell>
          <table:table-cell/>
          <table:table-cell office:value-type="string" calcext:value-type="string">
            <text:p>l#dy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Eilistaree's Song 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ilistraee</text:p>
          </table:table-cell>
          <table:table-cell/>
          <table:table-cell table:style-name="ce6" office:value-type="string" calcext:value-type="string">
            <text:p>esxmh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ldoth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eldoth</text:p>
          </table:table-cell>
          <table:table-cell/>
          <table:table-cell office:value-type="string" calcext:value-type="string">
            <text:p>b7xeld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faldorn-imp</text:p>
          </table:table-cell>
          <table:table-cell/>
          <table:table-cell office:value-type="string" calcext:value-type="string">
            <text:p>7xfald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rr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garrick</text:p>
          </table:table-cell>
          <table:table-cell/>
          <table:table-cell office:value-type="string" calcext:value-type="string">
            <text:p>b7xga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race</text:p>
          </table:table-cell>
          <table:table-cell office:value-type="string" calcext:value-type="string">
            <text:p>Seifer</text:p>
          </table:table-cell>
          <table:table-cell office:value-type="string" calcext:value-type="string">
            <text:p>horace</text:p>
          </table:table-cell>
          <table:table-cell/>
          <table:table-cell office:value-type="string" calcext:value-type="string">
            <text:p>bhorace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gai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again</text:p>
          </table:table-cell>
          <table:table-cell/>
          <table:table-cell office:value-type="string" calcext:value-type="string">
            <text:p>7xkag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ara-Zaiya</text:p>
          </table:table-cell>
          <table:table-cell table:style-name="ce6" office:value-type="string" calcext:value-type="string">
            <text:p>Alan M.C., Seifer and Jesara </text:p>
          </table:table-cell>
          <table:table-cell office:value-type="string" calcext:value-type="string">
            <text:p>kiara</text:p>
          </table:table-cell>
          <table:table-cell/>
          <table:table-cell office:value-type="string" calcext:value-type="string">
            <text:p>bkiar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kivan-imp</text:p>
          </table:table-cell>
          <table:table-cell/>
          <table:table-cell office:value-type="string" calcext:value-type="string">
            <text:p>7xkiva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aron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montaron</text:p>
          </table:table-cell>
          <table:table-cell/>
          <table:table-cell office:value-type="string" calcext:value-type="string">
            <text:p>7xmont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quayle-imp</text:p>
          </table:table-cell>
          <table:table-cell/>
          <table:table-cell office:value-type="string" calcext:value-type="string">
            <text:p>7xqua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fana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afana</text:p>
          </table:table-cell>
          <table:table-cell/>
          <table:table-cell office:value-type="string" calcext:value-type="string">
            <text:p>b7xsaf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llsword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sellswords</text:p>
          </table:table-cell>
          <table:table-cell/>
          <table:table-cell table:style-name="ce6" office:value-type="string" calcext:value-type="string">
            <text:p>o#llkimm.dlg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ar-Teel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harteel</text:p>
          </table:table-cell>
          <table:table-cell/>
          <table:table-cell office:value-type="string" calcext:value-type="string">
            <text:p>b7xshar.dlg</text:p>
          </table:table-cell>
          <table:table-cell/>
          <table:table-cell office:value-type="string" calcext:value-type="string">
            <text:p>b7xsh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lver Star</text:p>
          </table:table-cell>
          <table:table-cell office:value-type="string" calcext:value-type="string">
            <text:p>Davide Carta and Seifer</text:p>
          </table:table-cell>
          <table:table-cell office:value-type="string" calcext:value-type="string">
            <text:p>silverstar</text:p>
          </table:table-cell>
          <table:table-cell/>
          <table:table-cell office:value-type="string" calcext:value-type="string">
            <text:p>bsilv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skie-imp</text:p>
          </table:table-cell>
          <table:table-cell/>
          <table:table-cell office:value-type="string" calcext:value-type="string">
            <text:p>7xs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ivan</text:p>
          </table:table-cell>
          <table:table-cell office:value-type="string" calcext:value-type="string">
            <text:p>the bigg</text:p>
          </table:table-cell>
          <table:table-cell office:value-type="string" calcext:value-type="string">
            <text:p>stivan</text:p>
          </table:table-cell>
          <table:table-cell/>
          <table:table-cell office:value-type="string" calcext:value-type="string">
            <text:p>tb#stiv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ylif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wylif</text:p>
          </table:table-cell>
          <table:table-cell/>
          <table:table-cell office:value-type="string" calcext:value-type="string">
            <text:p>ld#sw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tiax-imp</text:p>
          </table:table-cell>
          <table:table-cell/>
          <table:table-cell office:value-type="string" calcext:value-type="string">
            <text:p>7xtiax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ki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tsuki</text:p>
          </table:table-cell>
          <table:table-cell/>
          <table:table-cell office:value-type="string" calcext:value-type="string">
            <text:p>l7tsuki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le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valen</text:p>
          </table:table-cell>
          <table:table-cell/>
          <table:table-cell office:value-type="string" calcext:value-type="string">
            <text:p>valen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son Chronicle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l#wilwis.c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ar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xzar</text:p>
          </table:table-cell>
          <table:table-cell/>
          <table:table-cell office:value-type="string" calcext:value-type="string">
            <text:p>7xxzar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ar and Montar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armontaron</text:p>
          </table:table-cell>
          <table:table-cell/>
          <table:table-cell office:value-type="string" calcext:value-type="string">
            <text:p>l#xzab.dlg</text:p>
          </table:table-cell>
          <table:table-cell/>
          <table:table-cell office:value-type="string" calcext:value-type="string">
            <text:p>l#xz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table:style-name="ce6" office:value-type="string" calcext:value-type="string">
            <text:p>Pixel Kaiser, K'aeloree, Lava</text:p>
          </table:table-cell>
          <table:table-cell office:value-type="string" calcext:value-type="string">
            <text:p>yeslick-shs</text:p>
          </table:table-cell>
          <table:table-cell/>
          <table:table-cell office:value-type="string" calcext:value-type="string">
            <text:p>blk#ye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slick</text:p>
          </table:table-cell>
          <table:table-cell office:value-type="string" calcext:value-type="string">
            <text:p>Smiling Imp</text:p>
          </table:table-cell>
          <table:table-cell office:value-type="string" calcext:value-type="string">
            <text:p>yeslick</text:p>
          </table:table-cell>
          <table:table-cell/>
          <table:table-cell office:value-type="string" calcext:value-type="string">
            <text:p>b7xyes.dlg</text:p>
          </table:table-cell>
          <table:table-cell/>
          <table:table-cell office:value-type="string" calcext:value-type="string">
            <text:p>blk#y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ce7"/>
        <table:table-row table:style-name="ro2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2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2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eon~, ~Lava~, ~aeon~, ~~, ~1xaeonb.dlg~, ~~, ~~, ~~, ~~, ~~ =&gt; ~-1~ // " calcext:value-type="string">
            <text:p><text:s text:c="2"/>~Aeon~, ~Lava~, ~aeon~, ~~, ~1xaeonb.dlg~, ~~, ~~, ~~, ~~, ~~ =&gt; ~-1~ // </text:p>
          </table:table-cell>
        </table:table-row>
        <table:table-row table:style-name="ro2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2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2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jantis~, ~Smiling Imp~, ~ajantis-imp~, ~~, ~7xskib.dlg~, ~~, ~~, ~~, ~~, ~~ =&gt; ~-1~ // " calcext:value-type="string">
            <text:p><text:s text:c="2"/>~Ajantis~, ~Smiling Imp~, ~ajantis-imp~, ~~, ~7xskib.dlg~, ~~, ~~, ~~, ~~, ~~ =&gt; ~-1~ // </text:p>
          </table:table-cell>
        </table:table-row>
        <table:table-row table:style-name="ro2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2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llison~, ~Rastor~, ~allison~, ~~, ~r#allisb.dlg~, ~~, ~~, ~~, ~~, ~~ =&gt; ~-1~ // " calcext:value-type="string">
            <text:p><text:s text:c="2"/>~Allison~, ~Rastor~, ~allison~, ~~, ~r#allisb.dlg~, ~~, ~~, ~~, ~~, ~~ =&gt; ~-1~ // </text:p>
          </table:table-cell>
        </table:table-row>
        <table:table-row table:style-name="ro2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lora~, ~Smiling Imp~, ~alora~, ~~, ~7xalorab.dlg~, ~~, ~~, ~~, ~~, ~~ =&gt; ~-1~ // " calcext:value-type="string">
            <text:p><text:s text:c="2"/>~Alora~, ~Smiling Imp~, ~alora~, ~~, ~7xalorab.dlg~, ~~, ~~, ~~, ~~, ~~ =&gt; ~-1~ // </text:p>
          </table:table-cell>
        </table:table-row>
        <table:table-row table:style-name="ro2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2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2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2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2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2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2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Azrael~, ~Leutian~, ~azrael~, ~~, ~m#azrael.dlg~, ~~, ~~, ~~, ~~, ~~ =&gt; ~-1~ // " calcext:value-type="string">
            <text:p><text:s text:c="2"/>~Azrael~, ~Leutian~, ~azrael~, ~~, ~m#azrael.dlg~, ~~, ~~, ~~, ~~, ~~ =&gt; ~-1~ // </text:p>
          </table:table-cell>
        </table:table-row>
        <table:table-row table:style-name="ro2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2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2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Biddekelorak~, ~nethrin~, ~biddekelorak~, ~~, ~bbidde.dlg~, ~~, ~~, ~~, ~~, ~~ =&gt; ~-1~ // " calcext:value-type="string">
            <text:p><text:s text:c="2"/>~Biddekelorak~, ~nethrin~, ~biddekelorak~, ~~, ~bbidde.dlg~, ~~, ~~, ~~, ~~, ~~ =&gt; ~-1~ // </text:p>
          </table:table-cell>
        </table:table-row>
        <table:table-row table:style-name="ro2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2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Branwen~, ~Smiling Imp~, ~branwen-imp~, ~~, ~7xbranb.dlg~, ~~, ~~, ~~, ~~, ~~ =&gt; ~-1~ // " calcext:value-type="string">
            <text:p><text:s text:c="2"/>~Branwen~, ~Smiling Imp~, ~branwen-imp~, ~~, ~7xbranb.dlg~, ~~, ~~, ~~, ~~, ~~ =&gt; ~-1~ // </text:p>
          </table:table-cell>
        </table:table-row>
        <table:table-row table:style-name="ro2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2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2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Coran~, ~Smiling Imp~, ~coran-imp~, ~~, ~b7xcoran.dlg~, ~~, ~~, ~~, ~~, ~~ =&gt; ~-1~ // " calcext:value-type="string">
            <text:p><text:s text:c="2"/>~Coran~, ~Smiling Imp~, ~coran-imp~, ~~, ~b7xcoran.dlg~, ~~, ~~, ~~, ~~, ~~ =&gt; ~-1~ // </text:p>
          </table:table-cell>
        </table:table-row>
        <table:table-row table:style-name="ro2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2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2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2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2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Deekin~, ~Smiling Imp~, ~deekin~, ~~, ~bdeekin.dlg~, ~~, ~~, ~~, ~~, ~~ =&gt; ~-1~ // " calcext:value-type="string">
            <text:p><text:s text:c="2"/>~Deekin~, ~Smiling Imp~, ~deekin~, ~~, ~bdeekin.dlg~, ~~, ~~, ~~, ~~, ~~ =&gt; ~-1~ // </text:p>
          </table:table-cell>
        </table:table-row>
        <table:table-row table:style-name="ro2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2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Dynaheir~, ~Lava~, ~dynaheir~, ~~, ~l#dynb.dlg~, ~~, ~l#dyn25b.dlg~, ~~, ~~, ~~ =&gt; ~-1~ // " calcext:value-type="string">
            <text:p><text:s text:c="2"/>~Dynaheir~, ~Lava~, ~dynaheir~, ~~, ~l#dynb.dlg~, ~~, ~l#dyn25b.dlg~, ~~, ~~, ~~ =&gt; ~-1~ // </text:p>
          </table:table-cell>
        </table:table-row>
        <table:table-row table:style-name="ro2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2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2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Eilistaree's Song ~, ~Lava~, ~eilistraee~, ~~, ~esxmh.dlg ~, ~~, ~~, ~~, ~~, ~~ =&gt; ~-1~ // " calcext:value-type="string">
            <text:p><text:s text:c="2"/>~Eilistaree's Song ~, ~Lava~, ~eilistraee~, ~~, ~esxmh.dlg ~, ~~, ~~, ~~, ~~, ~~ =&gt; ~-1~ // </text:p>
          </table:table-cell>
        </table:table-row>
        <table:table-row table:style-name="ro2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Eldoth~, ~Smiling Imp~, ~eldoth~, ~~, ~b7xeldo.dlg~, ~~, ~~, ~~, ~~, ~~ =&gt; ~-1~ // " calcext:value-type="string">
            <text:p><text:s text:c="2"/>~Eldoth~, ~Smiling Imp~, ~eldoth~, ~~, ~b7xeldo.dlg~, ~~, ~~, ~~, ~~, ~~ =&gt; ~-1~ // </text:p>
          </table:table-cell>
        </table:table-row>
        <table:table-row table:style-name="ro2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2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2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Faldorn~, ~Smiling Imp~, ~faldorn-imp~, ~~, ~7xfaldb.dlg~, ~~, ~~, ~~, ~~, ~~ =&gt; ~-1~ // " calcext:value-type="string">
            <text:p><text:s text:c="2"/>~Faldorn~, ~Smiling Imp~, ~faldorn-imp~, ~~, ~7xfaldb.dlg~, ~~, ~~, ~~, ~~, ~~ =&gt; ~-1~ // </text:p>
          </table:table-cell>
        </table:table-row>
        <table:table-row table:style-name="ro2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2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2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2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2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2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Garrick~, ~Smiling Imp~, ~garrick~, ~~, ~b7xgar.dlg~, ~~, ~~, ~~, ~~, ~~ =&gt; ~-1~ // " calcext:value-type="string">
            <text:p><text:s text:c="2"/>~Garrick~, ~Smiling Imp~, ~garrick~, ~~, ~b7xgar.dlg~, ~~, ~~, ~~, ~~, ~~ =&gt; ~-1~ // </text:p>
          </table:table-cell>
        </table:table-row>
        <table:table-row table:style-name="ro2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2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2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2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2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2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2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Horace~, ~Seifer~, ~horace~, ~~, ~bhorace.dlg~, ~~, ~~, ~~, ~~, ~~ =&gt; ~-1~ // " calcext:value-type="string">
            <text:p><text:s text:c="2"/>~Horace~, ~Seifer~, ~horace~, ~~, ~bhorace.dlg~, ~~, ~~, ~~, ~~, ~~ =&gt; ~-1~ // </text:p>
          </table:table-cell>
        </table:table-row>
        <table:table-row table:style-name="ro2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2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2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2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2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2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Kagain~, ~Smiling Imp~, ~kagain~, ~~, ~7xkagab.dlg~, ~~, ~~, ~~, ~~, ~~ =&gt; ~-1~ // " calcext:value-type="string">
            <text:p><text:s text:c="2"/>~Kagain~, ~Smiling Imp~, ~kagain~, ~~, ~7xkagab.dlg~, ~~, ~~, ~~, ~~, ~~ =&gt; ~-1~ // </text:p>
          </table:table-cell>
        </table:table-row>
        <table:table-row table:style-name="ro2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2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2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2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2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2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Kiara-Zaiya~, ~Alan M.C., Seifer and Jesara ~, ~kiara~, ~~, ~bkiara.dlg~, ~~, ~~, ~~, ~~, ~~ =&gt; ~-1~ // " calcext:value-type="string">
            <text:p><text:s text:c="2"/>~Kiara-Zaiya~, ~Alan M.C., Seifer and Jesara ~, ~kiara~, ~~, ~bkiara.dlg~, ~~, ~~, ~~, ~~, ~~ =&gt; ~-1~ // </text:p>
          </table:table-cell>
        </table:table-row>
        <table:table-row table:style-name="ro2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2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2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2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Kivan~, ~Smiling Imp~, ~kivan-imp~, ~~, ~7xkivab.dlg~, ~~, ~~, ~~, ~~, ~~ =&gt; ~-1~ // " calcext:value-type="string">
            <text:p><text:s text:c="2"/>~Kivan~, ~Smiling Imp~, ~kivan-imp~, ~~, ~7xkivab.dlg~, ~~, ~~, ~~, ~~, ~~ =&gt; ~-1~ // </text:p>
          </table:table-cell>
        </table:table-row>
        <table:table-row table:style-name="ro2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2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2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2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Montaron~, ~Smiling Imp~, ~montaron~, ~~, ~7xmontb.dlg~, ~~, ~~, ~~, ~~, ~~ =&gt; ~-1~ // " calcext:value-type="string">
            <text:p><text:s text:c="2"/>~Montaron~, ~Smiling Imp~, ~montaron~, ~~, ~7xmontb.dlg~, ~~, ~~, ~~, ~~, ~~ =&gt; ~-1~ // </text:p>
          </table:table-cell>
        </table:table-row>
        <table:table-row table:style-name="ro2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2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2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2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2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2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2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2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2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Quayle~, ~Smiling Imp~, ~quayle-imp~, ~~, ~7xquayb.dlg~, ~~, ~~, ~~, ~~, ~~ =&gt; ~-1~ // " calcext:value-type="string">
            <text:p><text:s text:c="2"/>~Quayle~, ~Smiling Imp~, ~quayle-imp~, ~~, ~7xquayb.dlg~, ~~, ~~, ~~, ~~, ~~ =&gt; ~-1~ // </text:p>
          </table:table-cell>
        </table:table-row>
        <table:table-row table:style-name="ro2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2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Safana~, ~Smiling Imp~, ~safana~, ~~, ~b7xsafa.dlg~, ~~, ~~, ~~, ~~, ~~ =&gt; ~-1~ // " calcext:value-type="string">
            <text:p><text:s text:c="2"/>~Safana~, ~Smiling Imp~, ~safana~, ~~, ~b7xsafa.dlg~, ~~, ~~, ~~, ~~, ~~ =&gt; ~-1~ // </text:p>
          </table:table-cell>
        </table:table-row>
        <table:table-row table:style-name="ro2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2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Sellswords~, ~Kulyok~, ~sellswords~, ~~, ~o#llkimm.dlg ~, ~~, ~~, ~~, ~~, ~~ =&gt; ~-1~ // " calcext:value-type="string">
            <text:p><text:s text:c="2"/>~Sellswords~, ~Kulyok~, ~sellswords~, ~~, ~o#llkimm.dlg ~, ~~, ~~, ~~, ~~, ~~ =&gt; ~-1~ // </text:p>
          </table:table-cell>
        </table:table-row>
        <table:table-row table:style-name="ro2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Shar-Teel~, ~Smiling Imp~, ~sharteel~, ~~, ~b7xshar.dlg~, ~~, ~b7xsh25.dlg~, ~~, ~~, ~~ =&gt; ~-1~ // " calcext:value-type="string">
            <text:p><text:s text:c="2"/>~Shar-Teel~, ~Smiling Imp~, ~sharteel~, ~~, ~b7xshar.dlg~, ~~, ~b7xsh25.dlg~, ~~, ~~, ~~ =&gt; ~-1~ // </text:p>
          </table:table-cell>
        </table:table-row>
        <table:table-row table:style-name="ro2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Silver Star~, ~Davide Carta and Seifer~, ~silverstar~, ~~, ~bsilver.dlg~, ~~, ~~, ~~, ~~, ~~ =&gt; ~-1~ // " calcext:value-type="string">
            <text:p><text:s text:c="2"/>~Silver Star~, ~Davide Carta and Seifer~, ~silverstar~, ~~, ~bsilver.dlg~, ~~, ~~, ~~, ~~, ~~ =&gt; ~-1~ // </text:p>
          </table:table-cell>
        </table:table-row>
        <table:table-row table:style-name="ro2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2">
          <table:table-cell table:formula="of:=CONCATENATE([$'master input'.A88];&quot;  ~&quot;;[$'master input'.B88];&quot;~, ~&quot;;[$'master input'.C88];&quot;~, ~&quot;;[$'master input'.D88];&quot;~, ~&quot;;[$'master input'.E88];&quot;~, ~&quot;;[$'master input'.F88];&quot;~, ~&quot;;[$'master input'.G88];&quot;~, ~&quot;;[$'master input'.H88];&quot;~, ~&quot;;[$'master input'.I88];&quot;~, ~&quot;;[$'master input'.J88];&quot;~, ~&quot;;[$'master input'.K88];&quot;~ =&gt; ~-1~ // &quot;;[$'master input'.L88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2">
          <table:table-cell table:formula="of:=CONCATENATE([$'master input'.A89];&quot;  ~&quot;;[$'master input'.B89];&quot;~, ~&quot;;[$'master input'.C89];&quot;~, ~&quot;;[$'master input'.D89];&quot;~, ~&quot;;[$'master input'.E89];&quot;~, ~&quot;;[$'master input'.F89];&quot;~, ~&quot;;[$'master input'.G89];&quot;~, ~&quot;;[$'master input'.H89];&quot;~, ~&quot;;[$'master input'.I89];&quot;~, ~&quot;;[$'master input'.J89];&quot;~, ~&quot;;[$'master input'.K89];&quot;~ =&gt; ~-1~ // &quot;;[$'master input'.L89])" office:value-type="string" office:string-value="  ~Skie~, ~Smiling Imp~, ~skie-imp~, ~~, ~7xskib.dlg~, ~~, ~~, ~~, ~~, ~~ =&gt; ~-1~ // " calcext:value-type="string">
            <text:p><text:s text:c="2"/>~Skie~, ~Smiling Imp~, ~skie-imp~, ~~, ~7xskib.dlg~, ~~, ~~, ~~, ~~, ~~ =&gt; ~-1~ // </text:p>
          </table:table-cell>
        </table:table-row>
        <table:table-row table:style-name="ro2">
          <table:table-cell table:formula="of:=CONCATENATE([$'master input'.A90];&quot;  ~&quot;;[$'master input'.B90];&quot;~, ~&quot;;[$'master input'.C90];&quot;~, ~&quot;;[$'master input'.D90];&quot;~, ~&quot;;[$'master input'.E90];&quot;~, ~&quot;;[$'master input'.F90];&quot;~, ~&quot;;[$'master input'.G90];&quot;~, ~&quot;;[$'master input'.H90];&quot;~, ~&quot;;[$'master input'.I90];&quot;~, ~&quot;;[$'master input'.J90];&quot;~, ~&quot;;[$'master input'.K90];&quot;~ =&gt; ~-1~ // &quot;;[$'master input'.L90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2">
          <table:table-cell table:formula="of:=CONCATENATE([$'master input'.A91];&quot;  ~&quot;;[$'master input'.B91];&quot;~, ~&quot;;[$'master input'.C91];&quot;~, ~&quot;;[$'master input'.D91];&quot;~, ~&quot;;[$'master input'.E91];&quot;~, ~&quot;;[$'master input'.F91];&quot;~, ~&quot;;[$'master input'.G91];&quot;~, ~&quot;;[$'master input'.H91];&quot;~, ~&quot;;[$'master input'.I91];&quot;~, ~&quot;;[$'master input'.J91];&quot;~, ~&quot;;[$'master input'.K91];&quot;~ =&gt; ~-1~ // &quot;;[$'master input'.L91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2">
          <table:table-cell table:formula="of:=CONCATENATE([$'master input'.A92];&quot;  ~&quot;;[$'master input'.B92];&quot;~, ~&quot;;[$'master input'.C92];&quot;~, ~&quot;;[$'master input'.D92];&quot;~, ~&quot;;[$'master input'.E92];&quot;~, ~&quot;;[$'master input'.F92];&quot;~, ~&quot;;[$'master input'.G92];&quot;~, ~&quot;;[$'master input'.H92];&quot;~, ~&quot;;[$'master input'.I92];&quot;~, ~&quot;;[$'master input'.J92];&quot;~, ~&quot;;[$'master input'.K92];&quot;~ =&gt; ~-1~ // &quot;;[$'master input'.L92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2">
          <table:table-cell table:formula="of:=CONCATENATE([$'master input'.A93];&quot;  ~&quot;;[$'master input'.B93];&quot;~, ~&quot;;[$'master input'.C93];&quot;~, ~&quot;;[$'master input'.D93];&quot;~, ~&quot;;[$'master input'.E93];&quot;~, ~&quot;;[$'master input'.F93];&quot;~, ~&quot;;[$'master input'.G93];&quot;~, ~&quot;;[$'master input'.H93];&quot;~, ~&quot;;[$'master input'.I93];&quot;~, ~&quot;;[$'master input'.J93];&quot;~, ~&quot;;[$'master input'.K93];&quot;~ =&gt; ~-1~ // &quot;;[$'master input'.L93])" office:value-type="string" office:string-value="  ~Stivan~, ~the bigg~, ~stivan~, ~~, ~tb#stivb.dlg~, ~~, ~~, ~~, ~~, ~~ =&gt; ~-1~ // " calcext:value-type="string">
            <text:p><text:s text:c="2"/>~Stivan~, ~the bigg~, ~stivan~, ~~, ~tb#stivb.dlg~, ~~, ~~, ~~, ~~, ~~ =&gt; ~-1~ // </text:p>
          </table:table-cell>
        </table:table-row>
        <table:table-row table:style-name="ro2">
          <table:table-cell table:formula="of:=CONCATENATE([$'master input'.A94];&quot;  ~&quot;;[$'master input'.B94];&quot;~, ~&quot;;[$'master input'.C94];&quot;~, ~&quot;;[$'master input'.D94];&quot;~, ~&quot;;[$'master input'.E94];&quot;~, ~&quot;;[$'master input'.F94];&quot;~, ~&quot;;[$'master input'.G94];&quot;~, ~&quot;;[$'master input'.H94];&quot;~, ~&quot;;[$'master input'.I94];&quot;~, ~&quot;;[$'master input'.J94];&quot;~, ~&quot;;[$'master input'.K94];&quot;~ =&gt; ~-1~ // &quot;;[$'master input'.L94])" office:value-type="string" office:string-value="  ~Swylif~, ~Lava~, ~swylif~, ~~, ~ld#swyb.dlg~, ~~, ~~, ~~, ~~, ~~ =&gt; ~-1~ // " calcext:value-type="string">
            <text:p><text:s text:c="2"/>~Swylif~, ~Lava~, ~swylif~, ~~, ~ld#swyb.dlg~, ~~, ~~, ~~, ~~, ~~ =&gt; ~-1~ // </text:p>
          </table:table-cell>
        </table:table-row>
        <table:table-row table:style-name="ro2">
          <table:table-cell table:formula="of:=CONCATENATE([$'master input'.A95];&quot;  ~&quot;;[$'master input'.B95];&quot;~, ~&quot;;[$'master input'.C95];&quot;~, ~&quot;;[$'master input'.D95];&quot;~, ~&quot;;[$'master input'.E95];&quot;~, ~&quot;;[$'master input'.F95];&quot;~, ~&quot;;[$'master input'.G95];&quot;~, ~&quot;;[$'master input'.H95];&quot;~, ~&quot;;[$'master input'.I95];&quot;~, ~&quot;;[$'master input'.J95];&quot;~, ~&quot;;[$'master input'.K95];&quot;~ =&gt; ~-1~ // &quot;;[$'master input'.L95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2">
          <table:table-cell table:formula="of:=CONCATENATE([$'master input'.A96];&quot;  ~&quot;;[$'master input'.B96];&quot;~, ~&quot;;[$'master input'.C96];&quot;~, ~&quot;;[$'master input'.D96];&quot;~, ~&quot;;[$'master input'.E96];&quot;~, ~&quot;;[$'master input'.F96];&quot;~, ~&quot;;[$'master input'.G96];&quot;~, ~&quot;;[$'master input'.H96];&quot;~, ~&quot;;[$'master input'.I96];&quot;~, ~&quot;;[$'master input'.J96];&quot;~, ~&quot;;[$'master input'.K96];&quot;~ =&gt; ~-1~ // &quot;;[$'master input'.L96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2">
          <table:table-cell table:formula="of:=CONCATENATE([$'master input'.A97];&quot;  ~&quot;;[$'master input'.B97];&quot;~, ~&quot;;[$'master input'.C97];&quot;~, ~&quot;;[$'master input'.D97];&quot;~, ~&quot;;[$'master input'.E97];&quot;~, ~&quot;;[$'master input'.F97];&quot;~, ~&quot;;[$'master input'.G97];&quot;~, ~&quot;;[$'master input'.H97];&quot;~, ~&quot;;[$'master input'.I97];&quot;~, ~&quot;;[$'master input'.J97];&quot;~, ~&quot;;[$'master input'.K97];&quot;~ =&gt; ~-1~ // &quot;;[$'master input'.L97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2">
          <table:table-cell table:formula="of:=CONCATENATE([$'master input'.A98];&quot;  ~&quot;;[$'master input'.B98];&quot;~, ~&quot;;[$'master input'.C98];&quot;~, ~&quot;;[$'master input'.D98];&quot;~, ~&quot;;[$'master input'.E98];&quot;~, ~&quot;;[$'master input'.F98];&quot;~, ~&quot;;[$'master input'.G98];&quot;~, ~&quot;;[$'master input'.H98];&quot;~, ~&quot;;[$'master input'.I98];&quot;~, ~&quot;;[$'master input'.J98];&quot;~, ~&quot;;[$'master input'.K98];&quot;~ =&gt; ~-1~ // &quot;;[$'master input'.L98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2">
          <table:table-cell table:formula="of:=CONCATENATE([$'master input'.A99];&quot;  ~&quot;;[$'master input'.B99];&quot;~, ~&quot;;[$'master input'.C99];&quot;~, ~&quot;;[$'master input'.D99];&quot;~, ~&quot;;[$'master input'.E99];&quot;~, ~&quot;;[$'master input'.F99];&quot;~, ~&quot;;[$'master input'.G99];&quot;~, ~&quot;;[$'master input'.H99];&quot;~, ~&quot;;[$'master input'.I99];&quot;~, ~&quot;;[$'master input'.J99];&quot;~, ~&quot;;[$'master input'.K99];&quot;~ =&gt; ~-1~ // &quot;;[$'master input'.L99])" office:value-type="string" office:string-value="  ~Tiax~, ~Smiling Imp~, ~tiax-imp~, ~~, ~7xtiaxb.dlg~, ~~, ~~, ~~, ~~, ~~ =&gt; ~-1~ // " calcext:value-type="string">
            <text:p><text:s text:c="2"/>~Tiax~, ~Smiling Imp~, ~tiax-imp~, ~~, ~7xtiaxb.dlg~, ~~, ~~, ~~, ~~, ~~ =&gt; ~-1~ // </text:p>
          </table:table-cell>
        </table:table-row>
        <table:table-row table:style-name="ro2">
          <table:table-cell table:formula="of:=CONCATENATE([$'master input'.A100];&quot;  ~&quot;;[$'master input'.B100];&quot;~, ~&quot;;[$'master input'.C100];&quot;~, ~&quot;;[$'master input'.D100];&quot;~, ~&quot;;[$'master input'.E100];&quot;~, ~&quot;;[$'master input'.F100];&quot;~, ~&quot;;[$'master input'.G100];&quot;~, ~&quot;;[$'master input'.H100];&quot;~, ~&quot;;[$'master input'.I100];&quot;~, ~&quot;;[$'master input'.J100];&quot;~, ~&quot;;[$'master input'.K100];&quot;~ =&gt; ~-1~ // &quot;;[$'master input'.L100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2">
          <table:table-cell table:formula="of:=CONCATENATE([$'master input'.A101];&quot;  ~&quot;;[$'master input'.B101];&quot;~, ~&quot;;[$'master input'.C101];&quot;~, ~&quot;;[$'master input'.D101];&quot;~, ~&quot;;[$'master input'.E101];&quot;~, ~&quot;;[$'master input'.F101];&quot;~, ~&quot;;[$'master input'.G101];&quot;~, ~&quot;;[$'master input'.H101];&quot;~, ~&quot;;[$'master input'.I101];&quot;~, ~&quot;;[$'master input'.J101];&quot;~, ~&quot;;[$'master input'.K101];&quot;~ =&gt; ~-1~ // &quot;;[$'master input'.L101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2">
          <table:table-cell table:formula="of:=CONCATENATE([$'master input'.A102];&quot;  ~&quot;;[$'master input'.B102];&quot;~, ~&quot;;[$'master input'.C102];&quot;~, ~&quot;;[$'master input'.D102];&quot;~, ~&quot;;[$'master input'.E102];&quot;~, ~&quot;;[$'master input'.F102];&quot;~, ~&quot;;[$'master input'.G102];&quot;~, ~&quot;;[$'master input'.H102];&quot;~, ~&quot;;[$'master input'.I102];&quot;~, ~&quot;;[$'master input'.J102];&quot;~, ~&quot;;[$'master input'.K102];&quot;~ =&gt; ~-1~ // &quot;;[$'master input'.L102])" office:value-type="string" office:string-value="  ~Tsuki~, ~theacefes~, ~tsuki~, ~~, ~l7tsukib.dlg~, ~~, ~~, ~~, ~~, ~~ =&gt; ~-1~ // " calcext:value-type="string">
            <text:p><text:s text:c="2"/>~Tsuki~, ~theacefes~, ~tsuki~, ~~, ~l7tsukib.dlg~, ~~, ~~, ~~, ~~, ~~ =&gt; ~-1~ // </text:p>
          </table:table-cell>
        </table:table-row>
        <table:table-row table:style-name="ro2">
          <table:table-cell table:formula="of:=CONCATENATE([$'master input'.A103];&quot;  ~&quot;;[$'master input'.B103];&quot;~, ~&quot;;[$'master input'.C103];&quot;~, ~&quot;;[$'master input'.D103];&quot;~, ~&quot;;[$'master input'.E103];&quot;~, ~&quot;;[$'master input'.F103];&quot;~, ~&quot;;[$'master input'.G103];&quot;~, ~&quot;;[$'master input'.H103];&quot;~, ~&quot;;[$'master input'.I103];&quot;~, ~&quot;;[$'master input'.J103];&quot;~, ~&quot;;[$'master input'.K103];&quot;~ =&gt; ~-1~ // &quot;;[$'master input'.L103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2">
          <table:table-cell table:formula="of:=CONCATENATE([$'master input'.A104];&quot;  ~&quot;;[$'master input'.B104];&quot;~, ~&quot;;[$'master input'.C104];&quot;~, ~&quot;;[$'master input'.D104];&quot;~, ~&quot;;[$'master input'.E104];&quot;~, ~&quot;;[$'master input'.F104];&quot;~, ~&quot;;[$'master input'.G104];&quot;~, ~&quot;;[$'master input'.H104];&quot;~, ~&quot;;[$'master input'.I104];&quot;~, ~&quot;;[$'master input'.J104];&quot;~, ~&quot;;[$'master input'.K104];&quot;~ =&gt; ~-1~ // &quot;;[$'master input'.L104])" office:value-type="string" office:string-value="  ~Valen~, ~Wes Weimer~, ~valen~, ~~, ~valenj.dlg~, ~~, ~~, ~~, ~~, ~~ =&gt; ~-1~ // " calcext:value-type="string">
            <text:p><text:s text:c="2"/>~Valen~, ~Wes Weimer~, ~valen~, ~~, ~valenj.dlg~, ~~, ~~, ~~, ~~, ~~ =&gt; ~-1~ // </text:p>
          </table:table-cell>
        </table:table-row>
        <table:table-row table:style-name="ro2">
          <table:table-cell table:formula="of:=CONCATENATE([$'master input'.A105];&quot;  ~&quot;;[$'master input'.B105];&quot;~, ~&quot;;[$'master input'.C105];&quot;~, ~&quot;;[$'master input'.D105];&quot;~, ~&quot;;[$'master input'.E105];&quot;~, ~&quot;;[$'master input'.F105];&quot;~, ~&quot;;[$'master input'.G105];&quot;~, ~&quot;;[$'master input'.H105];&quot;~, ~&quot;;[$'master input'.I105];&quot;~, ~&quot;;[$'master input'.J105];&quot;~, ~&quot;;[$'master input'.K105];&quot;~ =&gt; ~-1~ // &quot;;[$'master input'.L105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2">
          <table:table-cell table:formula="of:=CONCATENATE([$'master input'.A106];&quot;  ~&quot;;[$'master input'.B106];&quot;~, ~&quot;;[$'master input'.C106];&quot;~, ~&quot;;[$'master input'.D106];&quot;~, ~&quot;;[$'master input'.E106];&quot;~, ~&quot;;[$'master input'.F106];&quot;~, ~&quot;;[$'master input'.G106];&quot;~, ~&quot;;[$'master input'.H106];&quot;~, ~&quot;;[$'master input'.I106];&quot;~, ~&quot;;[$'master input'.J106];&quot;~, ~&quot;;[$'master input'.K106];&quot;~ =&gt; ~-1~ // &quot;;[$'master input'.L106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2">
          <table:table-cell table:formula="of:=CONCATENATE([$'master input'.A107];&quot;  ~&quot;;[$'master input'.B107];&quot;~, ~&quot;;[$'master input'.C107];&quot;~, ~&quot;;[$'master input'.D107];&quot;~, ~&quot;;[$'master input'.E107];&quot;~, ~&quot;;[$'master input'.F107];&quot;~, ~&quot;;[$'master input'.G107];&quot;~, ~&quot;;[$'master input'.H107];&quot;~, ~&quot;;[$'master input'.I107];&quot;~, ~&quot;;[$'master input'.J107];&quot;~, ~&quot;;[$'master input'.K107];&quot;~ =&gt; ~-1~ // &quot;;[$'master input'.L107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2">
          <table:table-cell table:formula="of:=CONCATENATE([$'master input'.A108];&quot;  ~&quot;;[$'master input'.B108];&quot;~, ~&quot;;[$'master input'.C108];&quot;~, ~&quot;;[$'master input'.D108];&quot;~, ~&quot;;[$'master input'.E108];&quot;~, ~&quot;;[$'master input'.F108];&quot;~, ~&quot;;[$'master input'.G108];&quot;~, ~&quot;;[$'master input'.H108];&quot;~, ~&quot;;[$'master input'.I108];&quot;~, ~&quot;;[$'master input'.J108];&quot;~, ~&quot;;[$'master input'.K108];&quot;~ =&gt; ~-1~ // &quot;;[$'master input'.L108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2">
          <table:table-cell table:formula="of:=CONCATENATE([$'master input'.A109];&quot;  ~&quot;;[$'master input'.B109];&quot;~, ~&quot;;[$'master input'.C109];&quot;~, ~&quot;;[$'master input'.D109];&quot;~, ~&quot;;[$'master input'.E109];&quot;~, ~&quot;;[$'master input'.F109];&quot;~, ~&quot;;[$'master input'.G109];&quot;~, ~&quot;;[$'master input'.H109];&quot;~, ~&quot;;[$'master input'.I109];&quot;~, ~&quot;;[$'master input'.J109];&quot;~, ~&quot;;[$'master input'.K109];&quot;~ =&gt; ~-1~ // &quot;;[$'master input'.L109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2">
          <table:table-cell table:formula="of:=CONCATENATE([$'master input'.A110];&quot;  ~&quot;;[$'master input'.B110];&quot;~, ~&quot;;[$'master input'.C110];&quot;~, ~&quot;;[$'master input'.D110];&quot;~, ~&quot;;[$'master input'.E110];&quot;~, ~&quot;;[$'master input'.F110];&quot;~, ~&quot;;[$'master input'.G110];&quot;~, ~&quot;;[$'master input'.H110];&quot;~, ~&quot;;[$'master input'.I110];&quot;~, ~&quot;;[$'master input'.J110];&quot;~, ~&quot;;[$'master input'.K110];&quot;~ =&gt; ~-1~ // &quot;;[$'master input'.L110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2">
          <table:table-cell table:formula="of:=CONCATENATE([$'master input'.A111];&quot;  ~&quot;;[$'master input'.B111];&quot;~, ~&quot;;[$'master input'.C111];&quot;~, ~&quot;;[$'master input'.D111];&quot;~, ~&quot;;[$'master input'.E111];&quot;~, ~&quot;;[$'master input'.F111];&quot;~, ~&quot;;[$'master input'.G111];&quot;~, ~&quot;;[$'master input'.H111];&quot;~, ~&quot;;[$'master input'.I111];&quot;~, ~&quot;;[$'master input'.J111];&quot;~, ~&quot;;[$'master input'.K111];&quot;~ =&gt; ~-1~ // &quot;;[$'master input'.L111])" office:value-type="string" office:string-value="  ~Wilson Chronicles~, ~Lava~, ~wilson~, ~~, ~l#wilwis.cre~, ~~, ~~, ~~, ~~, ~~ =&gt; ~-1~ // " calcext:value-type="string">
            <text:p><text:s text:c="2"/>~Wilson Chronicles~, ~Lava~, ~wilson~, ~~, ~l#wilwis.cre~, ~~, ~~, ~~, ~~, ~~ =&gt; ~-1~ // </text:p>
          </table:table-cell>
        </table:table-row>
        <table:table-row table:style-name="ro2">
          <table:table-cell table:formula="of:=CONCATENATE([$'master input'.A112];&quot;  ~&quot;;[$'master input'.B112];&quot;~, ~&quot;;[$'master input'.C112];&quot;~, ~&quot;;[$'master input'.D112];&quot;~, ~&quot;;[$'master input'.E112];&quot;~, ~&quot;;[$'master input'.F112];&quot;~, ~&quot;;[$'master input'.G112];&quot;~, ~&quot;;[$'master input'.H112];&quot;~, ~&quot;;[$'master input'.I112];&quot;~, ~&quot;;[$'master input'.J112];&quot;~, ~&quot;;[$'master input'.K112];&quot;~ =&gt; ~-1~ // &quot;;[$'master input'.L112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2">
          <table:table-cell table:formula="of:=CONCATENATE([$'master input'.A113];&quot;  ~&quot;;[$'master input'.B113];&quot;~, ~&quot;;[$'master input'.C113];&quot;~, ~&quot;;[$'master input'.D113];&quot;~, ~&quot;;[$'master input'.E113];&quot;~, ~&quot;;[$'master input'.F113];&quot;~, ~&quot;;[$'master input'.G113];&quot;~, ~&quot;;[$'master input'.H113];&quot;~, ~&quot;;[$'master input'.I113];&quot;~, ~&quot;;[$'master input'.J113];&quot;~, ~&quot;;[$'master input'.K113];&quot;~ =&gt; ~-1~ // &quot;;[$'master input'.L113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2">
          <table:table-cell table:formula="of:=CONCATENATE([$'master input'.A114];&quot;  ~&quot;;[$'master input'.B114];&quot;~, ~&quot;;[$'master input'.C114];&quot;~, ~&quot;;[$'master input'.D114];&quot;~, ~&quot;;[$'master input'.E114];&quot;~, ~&quot;;[$'master input'.F114];&quot;~, ~&quot;;[$'master input'.G114];&quot;~, ~&quot;;[$'master input'.H114];&quot;~, ~&quot;;[$'master input'.I114];&quot;~, ~&quot;;[$'master input'.J114];&quot;~, ~&quot;;[$'master input'.K114];&quot;~ =&gt; ~-1~ // &quot;;[$'master input'.L114])" office:value-type="string" office:string-value="  ~Xzar~, ~Smiling Imp~, ~xzar~, ~~, ~7xxzarb.dlg~, ~~, ~~, ~~, ~~, ~~ =&gt; ~-1~ // " calcext:value-type="string">
            <text:p><text:s text:c="2"/>~Xzar~, ~Smiling Imp~, ~xzar~, ~~, ~7xxzarb.dlg~, ~~, ~~, ~~, ~~, ~~ =&gt; ~-1~ // </text:p>
          </table:table-cell>
        </table:table-row>
        <table:table-row table:style-name="ro2">
          <table:table-cell table:formula="of:=CONCATENATE([$'master input'.A115];&quot;  ~&quot;;[$'master input'.B115];&quot;~, ~&quot;;[$'master input'.C115];&quot;~, ~&quot;;[$'master input'.D115];&quot;~, ~&quot;;[$'master input'.E115];&quot;~, ~&quot;;[$'master input'.F115];&quot;~, ~&quot;;[$'master input'.G115];&quot;~, ~&quot;;[$'master input'.H115];&quot;~, ~&quot;;[$'master input'.I115];&quot;~, ~&quot;;[$'master input'.J115];&quot;~, ~&quot;;[$'master input'.K115];&quot;~ =&gt; ~-1~ // &quot;;[$'master input'.L115])" office:value-type="string" office:string-value="  ~Xzar and Montaron~, ~Lava~, ~xzarmontaron~, ~~, ~l#xzab.dlg~, ~~, ~l#xza25b.dlg~, ~~, ~~, ~~ =&gt; ~-1~ // " calcext:value-type="string">
            <text:p><text:s text:c="2"/>~Xzar and Montaron~, ~Lava~, ~xzarmontaron~, ~~, ~l#xzab.dlg~, ~~, ~l#xza25b.dlg~, ~~, ~~, ~~ =&gt; ~-1~ // </text:p>
          </table:table-cell>
        </table:table-row>
        <table:table-row table:style-name="ro2">
          <table:table-cell table:formula="of:=CONCATENATE([$'master input'.A116];&quot;  ~&quot;;[$'master input'.B116];&quot;~, ~&quot;;[$'master input'.C116];&quot;~, ~&quot;;[$'master input'.D116];&quot;~, ~&quot;;[$'master input'.E116];&quot;~, ~&quot;;[$'master input'.F116];&quot;~, ~&quot;;[$'master input'.G116];&quot;~, ~&quot;;[$'master input'.H116];&quot;~, ~&quot;;[$'master input'.I116];&quot;~, ~&quot;;[$'master input'.J116];&quot;~, ~&quot;;[$'master input'.K116];&quot;~ =&gt; ~-1~ // &quot;;[$'master input'.L116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2">
          <table:table-cell table:formula="of:=CONCATENATE([$'master input'.A117];&quot;  ~&quot;;[$'master input'.B117];&quot;~, ~&quot;;[$'master input'.C117];&quot;~, ~&quot;;[$'master input'.D117];&quot;~, ~&quot;;[$'master input'.E117];&quot;~, ~&quot;;[$'master input'.F117];&quot;~, ~&quot;;[$'master input'.G117];&quot;~, ~&quot;;[$'master input'.H117];&quot;~, ~&quot;;[$'master input'.I117];&quot;~, ~&quot;;[$'master input'.J117];&quot;~, ~&quot;;[$'master input'.K117];&quot;~ =&gt; ~-1~ // &quot;;[$'master input'.L117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2">
          <table:table-cell table:formula="of:=CONCATENATE([$'master input'.A118];&quot;  ~&quot;;[$'master input'.B118];&quot;~, ~&quot;;[$'master input'.C118];&quot;~, ~&quot;;[$'master input'.D118];&quot;~, ~&quot;;[$'master input'.E118];&quot;~, ~&quot;;[$'master input'.F118];&quot;~, ~&quot;;[$'master input'.G118];&quot;~, ~&quot;;[$'master input'.H118];&quot;~, ~&quot;;[$'master input'.I118];&quot;~, ~&quot;;[$'master input'.J118];&quot;~, ~&quot;;[$'master input'.K118];&quot;~ =&gt; ~-1~ // &quot;;[$'master input'.L118])" office:value-type="string" office:string-value="  ~Yeslick~, ~Pixel Kaiser, K'aeloree, Lava~, ~yeslick-shs~, ~~, ~blk#yes.dlg~, ~~, ~~, ~~, ~~, ~~ =&gt; ~-1~ // " calcext:value-type="string">
            <text:p><text:s text:c="2"/>~Yeslick~, ~Pixel Kaiser, K'aeloree, Lava~, ~yeslick-shs~, ~~, ~blk#yes.dlg~, ~~, ~~, ~~, ~~, ~~ =&gt; ~-1~ // </text:p>
          </table:table-cell>
        </table:table-row>
        <table:table-row table:style-name="ro2">
          <table:table-cell table:formula="of:=CONCATENATE([$'master input'.A119];&quot;  ~&quot;;[$'master input'.B119];&quot;~, ~&quot;;[$'master input'.C119];&quot;~, ~&quot;;[$'master input'.D119];&quot;~, ~&quot;;[$'master input'.E119];&quot;~, ~&quot;;[$'master input'.F119];&quot;~, ~&quot;;[$'master input'.G119];&quot;~, ~&quot;;[$'master input'.H119];&quot;~, ~&quot;;[$'master input'.I119];&quot;~, ~&quot;;[$'master input'.J119];&quot;~, ~&quot;;[$'master input'.K119];&quot;~ =&gt; ~-1~ // &quot;;[$'master input'.L119])" office:value-type="string" office:string-value="  ~Yeslick~, ~Smiling Imp~, ~yeslick~, ~~, ~b7xyes.dlg~, ~~, ~blk#ye25.dlg~, ~~, ~~, ~~ =&gt; ~-1~ // " calcext:value-type="string">
            <text:p><text:s text:c="2"/>~Yeslick~, ~Smiling Imp~, ~yeslick~, ~~, ~b7xyes.dlg~, ~~, ~blk#ye25.dlg~, ~~, ~~, ~~ =&gt; ~-1~ // </text:p>
          </table:table-cell>
        </table:table-row>
        <table:table-row table:style-name="ro2">
          <table:table-cell table:formula="of:=CONCATENATE([$'master input'.A120];&quot;  ~&quot;;[$'master input'.B120];&quot;~, ~&quot;;[$'master input'.C120];&quot;~, ~&quot;;[$'master input'.D120];&quot;~, ~&quot;;[$'master input'.E120];&quot;~, ~&quot;;[$'master input'.F120];&quot;~, ~&quot;;[$'master input'.G120];&quot;~, ~&quot;;[$'master input'.H120];&quot;~, ~&quot;;[$'master input'.I120];&quot;~, ~&quot;;[$'master input'.J120];&quot;~, ~&quot;;[$'master input'.K120];&quot;~ =&gt; ~-1~ // &quot;;[$'master input'.L120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2">
          <table:table-cell table:formula="of:=CONCATENATE([$'master input'.A121];&quot;  ~&quot;;[$'master input'.B121];&quot;~, ~&quot;;[$'master input'.C121];&quot;~, ~&quot;;[$'master input'.D121];&quot;~, ~&quot;;[$'master input'.E121];&quot;~, ~&quot;;[$'master input'.F121];&quot;~, ~&quot;;[$'master input'.G121];&quot;~, ~&quot;;[$'master input'.H121];&quot;~, ~&quot;;[$'master input'.I121];&quot;~, ~&quot;;[$'master input'.J121];&quot;~, ~&quot;;[$'master input'.K121];&quot;~ =&gt; ~-1~ // &quot;;[$'master input'.L121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2">
          <table:table-cell table:formula="of:=CONCATENATE([$'master input'.A122];&quot;  ~&quot;;[$'master input'.B122];&quot;~, ~&quot;;[$'master input'.C122];&quot;~, ~&quot;;[$'master input'.D122];&quot;~, ~&quot;;[$'master input'.E122];&quot;~, ~&quot;;[$'master input'.F122];&quot;~, ~&quot;;[$'master input'.G122];&quot;~, ~&quot;;[$'master input'.H122];&quot;~, ~&quot;;[$'master input'.I122];&quot;~, ~&quot;;[$'master input'.J122];&quot;~, ~&quot;;[$'master input'.K122];&quot;~ =&gt; ~-1~ // &quot;;[$'master input'.L122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  <table:table-row table:style-name="ro2" table:number-rows-repeated="5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2:20:05.7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5-08-17T13:31:59.433000000</dc:date>
    <meta:editing-duration>P2DT5H55M58S</meta:editing-duration>
    <meta:editing-cycles>42</meta:editing-cycles>
    <meta:generator>LibreOffice/7.2.1.2$Windows_X86_64 LibreOffice_project/87b77fad49947c1441b67c559c339af8f3517e22</meta:generator>
    <meta:document-statistic meta:table-count="2" meta:cell-count="723" meta:object-count="0"/>
  </office:meta>
</office:document-meta>
</file>